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6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arameters</text:p>
          </table:table-cell>
          <table:table-cell table:style-name="ce2" office:value-type="string">
            <text:p>A1 radius</text:p>
          </table:table-cell>
          <table:table-cell table:style-name="ce2" office:value-type="string">
            <text:p>initial hub r.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ω min (rad/s)</text:p>
          </table:table-cell>
          <table:table-cell table:style-name="ce2" office:value-type="string">
            <text:p>ω max (rad/s)</text:p>
          </table:table-cell>
          <table:table-cell table:style-name="ce2" office:value-type="string">
            <text:p>Ma<text:span text:style-name="T1">1</text:span></text:p>
          </table:table-cell>
          <table:table-cell table:style-name="ce2" office:value-type="string">
            <text:p>γ</text:p>
          </table:table-cell>
          <table:table-cell table:style-name="ce2" office:value-type="string">
            <text:p>T1 (K)</text:p>
          </table:table-cell>
          <table:table-cell table:style-name="ce2" office:value-type="string">
            <text:p>R<text:span text:style-name="T1">air</text:span> (J/mol K)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olidity</text:p>
          </table:table-cell>
          <table:table-cell table:style-name="ce2" office:value-type="string">
            <text:p>density</text:p>
          </table:table-cell>
          <table:table-cell table:style-name="ce2" office:value-type="string">
            <text:p>Tt1 (K)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0.08">
            <text:p>0.08</text:p>
          </table:table-cell>
          <table:table-cell table:style-name="ce3" office:value-type="float" office:value="0.04">
            <text:p>0.04</text:p>
          </table:table-cell>
          <table:table-cell table:style-name="ce3" table:formula="of:= 3.14 * ( [.C3] * [.C3]  - [.D3] * [.D3] )" office:value-type="float" office:value="0.015072">
            <text:p>0.015072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4250">
            <text:p>425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3" table:formula="of:= 300" office:value-type="float" office:value="300">
            <text:p>300</text:p>
          </table:table-cell>
          <table:table-cell table:style-name="ce3" office:value-type="float" office:value="287">
            <text:p>287</text:p>
          </table:table-cell>
          <table:table-cell table:style-name="ce3" table:formula="of:= ( [.I3]  * [.J3] * [.K3])^0.5" office:value-type="float" office:value="347.188709493843">
            <text:p>347.188709493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204">
            <text:p>1.204</text:p>
          </table:table-cell>
          <table:table-cell table:style-name="ce3" table:formula="of:= [.J3] + [.J3] * 0.2 * [.H3]^2" office:value-type="float" office:value="302.4">
            <text:p>302.4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2" office:value-type="string">
            <text:p>Mass flow r</text:p>
          </table:table-cell>
          <table:table-cell table:style-name="ce2" office:value-type="string">
            <text:p>P0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max swirl coeff.</text:p>
          </table:table-cell>
          <table:table-cell table:style-name="ce2" table:number-columns-repeated="7"/>
          <table:table-cell table:style-name="ce2" office:value-type="string">
            <text:p>density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2"/>
          <table:table-cell table:style-name="ce3" table:formula="of:= [.N3] * [.E3] * [.H3] * [.L3]" office:value-type="float" office:value="1.26006503766148">
            <text:p>1.2600650377</text:p>
          </table:table-cell>
          <table:table-cell table:style-name="ce3" office:value-type="float" office:value="101.325">
            <text:p>101.325</text:p>
          </table:table-cell>
          <table:table-cell table:style-name="ce3" office:value-type="float" office:value="1005">
            <text:p>1005</text:p>
          </table:table-cell>
          <table:table-cell table:style-name="ce3" table:formula="of:= [.N3] * [.E3] * [.C21] * [.C19] * [.C18] * [.C19] / [.C5]" office:value-type="float" office:value="15.36">
            <text:p>15.36</text:p>
          </table:table-cell>
          <table:table-cell table:style-name="ce3" table:number-columns-repeated="7"/>
          <table:table-cell table:style-name="ce8" office:value-type="float" office:value="0.01204">
            <text:p>0.01204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Compressor</text:p>
          </table:table-cell>
          <table:table-cell table:style-name="ce2" office:value-type="string">
            <text:p>Stage 1</text:p>
          </table:table-cell>
          <table:table-cell table:style-name="ce2" office:value-type="string">
            <text:p>Stage 2</text:p>
          </table:table-cell>
          <table:table-cell table:style-name="ce2" office:value-type="string">
            <text:p>Stage 3</text:p>
          </table:table-cell>
          <table:table-cell table:style-name="ce2" office:value-type="string">
            <text:p>Stage 4</text:p>
          </table:table-cell>
          <table:table-cell table:style-name="ce2" office:value-type="string">
            <text:p>Stage 5</text:p>
          </table:table-cell>
          <table:table-cell table:style-name="ce2" office:value-type="string">
            <text:p>Stage 6</text:p>
          </table:table-cell>
          <table:table-cell table:style-name="ce2" office:value-type="string">
            <text:p>Stage 7</text:p>
          </table:table-cell>
          <table:table-cell table:style-name="ce2" office:value-type="string">
            <text:p>Stage 8</text:p>
          </table:table-cell>
          <table:table-cell table:style-name="ce2" office:value-type="string">
            <text:p>Stage 9</text:p>
          </table:table-cell>
          <table:table-cell table:style-name="ce2" office:value-type="string">
            <text:p>Stage 1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Low-pressure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1.2">
            <text:p>1.2</text:p>
          </table:table-cell>
          <table:table-cell table:style-name="ce3"/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High-pressure</text:p>
          </table:table-cell>
          <table:table-cell table:style-name="ce3" table:number-columns-repeated="3"/>
          <table:table-cell table:style-name="ce3" office:value-type="float" office:value="1.3">
            <text:p>1.3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425">
            <text:p>1.425</text:p>
          </table:table-cell>
          <table:table-cell table:number-columns-repeated="2" table:style-name="ce3" office:value-type="float" office:value="1.45">
            <text:p>1.45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inlet angle</text:p>
          </table:table-cell>
          <table:table-cell table:style-name="ce3" table:formula="of:= ATAN(([.C19]*[.C18])/[.C21]) * 57" office:value-type="float" office:value="69.7552595079987">
            <text:p>69.755259508</text:p>
          </table:table-cell>
          <table:table-cell table:style-name="ce3" table:formula="of:= ATAN(([.D19]*[.D18])/[.D21]) * 57" office:value-type="float" office:value="69.7552595079987">
            <text:p>69.755259508</text:p>
          </table:table-cell>
          <table:table-cell table:style-name="ce3" table:formula="of:= ATAN(([.E19]*[.E18])/[.E21]) * 57" office:value-type="float" office:value="69.7552595079987">
            <text:p>69.755259508</text:p>
          </table:table-cell>
          <table:table-cell table:style-name="ce3" table:formula="of:= ATAN(([.F19]*[.F18])/[.F21]) * 57" office:value-type="float" office:value="0">
            <text:p>0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P</text:p>
          </table:table-cell>
          <table:table-cell table:style-name="ce7" table:formula="of:= [.D5]*[.C8]" office:value-type="float" office:value="111.4575">
            <text:p>111.4575</text:p>
          </table:table-cell>
          <table:table-cell table:style-name="ce3" table:formula="of:= [.C11]*[.D8]" office:value-type="float" office:value="128.176125">
            <text:p>128.176125</text:p>
          </table:table-cell>
          <table:table-cell table:style-name="ce3" table:formula="of:= [.D11]*[.E8]" office:value-type="float" office:value="153.81135">
            <text:p>153.81135</text:p>
          </table:table-cell>
          <table:table-cell table:style-name="ce3" table:formula="of:= [.E11]*[.F9]" office:value-type="float" office:value="199.954755">
            <text:p>199.954755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Pt</text:p>
          </table:table-cell>
          <table:table-cell table:style-name="ce3" table:formula="of:= [.C8] * ( [.D5]  + ( 0.5 * [.N5] * [.C21] ^ 2 ) )" office:value-type="float" office:value="143.3861352">
            <text:p>143.3861352</text:p>
          </table:table-cell>
          <table:table-cell table:style-name="ce3" office:value-type="string">
            <text:p>t</text:p>
          </table:table-cell>
          <table:table-cell table:style-name="ce3" table:formula="of:= [.E8] * ( [.D11]  + ( 0.5 * [.D15] * [.C21] ^ 2 ) )" office:value-type="float" office:value="4559.9630076">
            <text:p>4559.9630076</text:p>
          </table:table-cell>
          <table:table-cell table:style-name="ce3" table:formula="of:= [.F9] * ( [.E11]  + ( 0.5 * [.E15] * [.D21] ^ 2 ) )" office:value-type="float" office:value="5927.95190988">
            <text:p>5927.95190988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T entry</text:p>
          </table:table-cell>
          <table:table-cell table:style-name="ce3" table:formula="of:= [.O3] / ( 1 + 0.2 * [.H3]^2 )" office:value-type="float" office:value="300">
            <text:p>300</text:p>
          </table:table-cell>
          <table:table-cell table:style-name="ce3" table:formula="of:= [.C14]" office:value-type="float" office:value="313.933393566717">
            <text:p>313.9333935667</text:p>
          </table:table-cell>
          <table:table-cell table:style-name="ce3" table:formula="of:= [.D14]" office:value-type="float" office:value="335.542917374316">
            <text:p>335.5429173743</text:p>
          </table:table-cell>
          <table:table-cell table:style-name="ce3" table:formula="of:= [.E14]" office:value-type="float" office:value="365.982981869119">
            <text:p>365.9829818691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Tt</text:p>
          </table:table-cell>
          <table:table-cell table:style-name="ce3" table:formula="of:= [.C13] + [.C16]" office:value-type="float" office:value="313.933393566717">
            <text:p>313.9333935667</text:p>
          </table:table-cell>
          <table:table-cell table:style-name="ce3" table:formula="of:= [.D13] + [.D16]" office:value-type="float" office:value="335.542917374316">
            <text:p>335.5429173743</text:p>
          </table:table-cell>
          <table:table-cell table:style-name="ce3" table:formula="of:= [.E13] + [.E16]" office:value-type="float" office:value="365.982981869119">
            <text:p>365.9829818691</text:p>
          </table:table-cell>
          <table:table-cell table:style-name="ce3" table:formula="of:= [.F13] + [.F16]" office:value-type="float" office:value="0">
            <text:p>#DIV/0!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rho increase to</text:p>
          </table:table-cell>
          <table:table-cell table:style-name="ce3" table:formula="of:=[.N3]*[.C8]" office:value-type="float" office:value="1.3244">
            <text:p>1.3244</text:p>
          </table:table-cell>
          <table:table-cell table:style-name="ce3" table:formula="of:=[.C15]*[.D8]" office:value-type="float" office:value="1.52306">
            <text:p>1.52306</text:p>
          </table:table-cell>
          <table:table-cell table:style-name="ce3" table:formula="of:=[.D15]*[.E8]" office:value-type="float" office:value="1.827672">
            <text:p>1.827672</text:p>
          </table:table-cell>
          <table:table-cell table:style-name="ce3" table:formula="of:=[.E15]*[.F9]" office:value-type="float" office:value="2.3759736">
            <text:p>2.3759736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Tt increase</text:p>
          </table:table-cell>
          <table:table-cell table:style-name="ce3" table:formula="of:= 1.004 * [.C13] * ( [.C8]^( (0.4/(1-[.C22]))/1.4 ) - 1 )" office:value-type="float" office:value="13.9333935667167">
            <text:p>13.9333935667</text:p>
          </table:table-cell>
          <table:table-cell table:style-name="ce3" table:formula="of:= 1.004 * [.D13] * ( [.D8]^( (0.4/(1-[.D22]))/1.4 ) - 1 )" office:value-type="float" office:value="21.6095238075991">
            <text:p>21.6095238076</text:p>
          </table:table-cell>
          <table:table-cell table:style-name="ce3" table:formula="of:= 1.004 * [.E13] * ( [.E8]^( (0.4/(1-[.E22]))/1.4 ) - 1 )" office:value-type="float" office:value="30.4400644948035">
            <text:p>30.4400644948</text:p>
          </table:table-cell>
          <table:table-cell table:style-name="ce3" table:formula="of:= 1.004 * [.F13] * ( [.F8]^( (0.4/(1-[.F22]))/1.4 ) - 1 )" office:value-type="float" office:value="0">
            <text:p>#DIV/0!</text:p>
          </table:table-cell>
          <table:table-cell table:style-name="ce3" table:number-columns-repeated="6"/>
          <table:table-cell table:number-columns-repeated="1012"/>
        </table:table-row>
        <table:table-row table:style-name="ro2">
          <table:table-cell/>
          <table:table-cell table:style-name="ce4" office:value-type="string">
            <text:p>Ma<text:span text:style-name="T1">3</text:span> or out</text:p>
          </table:table-cell>
          <table:table-cell table:style-name="ce3" table:formula="of:= [.C21] / ( 1.4 * 287 * [.C13] )^0.5" office:value-type="float" office:value="0.2">
            <text:p>0.2</text:p>
          </table:table-cell>
          <table:table-cell table:style-name="ce3" table:formula="of:= [.D21] / ( 1.4 * 287 * [.D13] )^0.5" office:value-type="float" office:value="0.195511300998189">
            <text:p>0.195511301</text:p>
          </table:table-cell>
          <table:table-cell table:style-name="ce3" table:formula="of:= [.E21] / ( 1.4 * 287 * [.E13] )^0.5" office:value-type="float" office:value="0.18911091020796">
            <text:p>0.1891109102</text:p>
          </table:table-cell>
          <table:table-cell table:style-name="ce3" table:formula="of:= [.F21] / ( 1.4 * 287 * [.F13] )^0.5" office:value-type="float" office:value="0.181075701929049">
            <text:p>0.1810757019</text:p>
          </table:table-cell>
          <table:table-cell table:style-name="ce3" table:number-columns-repeated="6"/>
          <table:table-cell table:number-columns-repeated="1012"/>
        </table:table-row>
        <table:table-row table:style-name="ro3">
          <table:table-cell/>
          <table:table-cell table:style-name="ce5" office:value-type="string">
            <text:p>ω</text:p>
          </table:table-cell>
          <table:table-cell table:number-columns-repeated="3" table:style-name="ce3" office:value-type="float" office:value="2400">
            <text:p>2400</text:p>
          </table:table-cell>
          <table:table-cell table:number-columns-repeated="6" table:style-name="ce3"/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 r</text:p>
          </table:table-cell>
          <table:table-cell table:number-columns-repeated="9" table:style-name="ce3" office:value-type="float" office:value="0.08">
            <text:p>0.08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 s</text:p>
          </table:table-cell>
          <table:table-cell table:number-columns-repeated="9" table:style-name="ce3" office:value-type="float" office:value="0.08">
            <text:p>0.08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2" office:value-type="string">
            <text:p>axial velocity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/>
          <table:table-cell table:number-columns-repeated="1012"/>
        </table:table-row>
        <table:table-row table:style-name="ro3">
          <table:table-cell/>
          <table:table-cell table:style-name="ce6" office:value-type="string">
            <text:p>Φ rotor</text:p>
          </table:table-cell>
          <table:table-cell table:style-name="ce3" table:formula="of:= ( [.C21] / ( [.C18] * [.C19] ) ) * 1.1" office:value-type="float" office:value="0.397820396295028">
            <text:p>0.3978203963</text:p>
          </table:table-cell>
          <table:table-cell table:style-name="ce3" table:formula="of:= ( [.D21] / ( [.D18] * [.D19] ) ) * 1.1" office:value-type="float" office:value="0.397820396295028">
            <text:p>0.3978203963</text:p>
          </table:table-cell>
          <table:table-cell table:style-name="ce3" table:formula="of:= ( [.E21] / ( [.E18] * [.E19] ) ) * 1.1" office:value-type="float" office:value="0.397820396295028">
            <text:p>0.3978203963</text:p>
          </table:table-cell>
          <table:table-cell table:style-name="ce3" table:formula="of:= ( [.F21] / ( [.F18] * [.F19] ) ) * 1.1" office:value-type="float" office:value="0">
            <text:p>#DIV/0!</text:p>
          </table:table-cell>
          <table:table-cell table:style-name="ce3" table:formula="of:= ( [.G21] / ( [.G18] * [.G19] ) ) * 1.1" office:value-type="float" office:value="0">
            <text:p>#DIV/0!</text:p>
          </table:table-cell>
          <table:table-cell table:style-name="ce3" table:formula="of:= ( [.H21] / ( [.H18] * [.H19] ) ) * 1.1" office:value-type="float" office:value="0">
            <text:p>#DIV/0!</text:p>
          </table:table-cell>
          <table:table-cell table:style-name="ce3" table:formula="of:= ( [.I21] / ( [.I18] * [.I19] ) ) * 1.1" office:value-type="float" office:value="0">
            <text:p>#DIV/0!</text:p>
          </table:table-cell>
          <table:table-cell table:style-name="ce3" table:formula="of:= ( [.J21] / ( [.J18] * [.J19] ) ) * 1.1" office:value-type="float" office:value="0">
            <text:p>#DIV/0!</text:p>
          </table:table-cell>
          <table:table-cell table:style-name="ce3" table:formula="of:= ( [.K21] / ( [.K18] * [.K19] ) ) * 1.1" office:value-type="float" office:value="0">
            <text:p>#DIV/0!</text:p>
          </table:table-cell>
          <table:table-cell table:style-name="ce3"/>
          <table:table-cell table:number-columns-repeated="1012"/>
        </table:table-row>
        <table:table-row table:style-name="ro3">
          <table:table-cell/>
          <table:table-cell table:style-name="ce6" office:value-type="string">
            <text:p>Φ stator</text:p>
          </table:table-cell>
          <table:table-cell table:style-name="ce3" table:formula="of:= [.C21] / ( [.C18] * [.C20] )" office:value-type="float" office:value="0.361654905722753">
            <text:p>0.3616549057</text:p>
          </table:table-cell>
          <table:table-cell table:style-name="ce3" table:formula="of:= [.D21] / ( [.D18] * [.D20] )" office:value-type="float" office:value="0.361654905722753">
            <text:p>0.3616549057</text:p>
          </table:table-cell>
          <table:table-cell table:style-name="ce3" table:formula="of:= [.E21] / ( [.E18] * [.E20] )" office:value-type="float" office:value="0.361654905722753">
            <text:p>0.3616549057</text:p>
          </table:table-cell>
          <table:table-cell table:style-name="ce3" table:formula="of:= [.F21] / ( [.F18] * [.F20] )" office:value-type="float" office:value="0">
            <text:p>#DIV/0!</text:p>
          </table:table-cell>
          <table:table-cell table:style-name="ce3" table:formula="of:= [.G21] / ( [.G18] * [.G20] )" office:value-type="float" office:value="0">
            <text:p>#DIV/0!</text:p>
          </table:table-cell>
          <table:table-cell table:style-name="ce3" table:formula="of:= [.H21] / ( [.H18] * [.H20] )" office:value-type="float" office:value="0">
            <text:p>#DIV/0!</text:p>
          </table:table-cell>
          <table:table-cell table:style-name="ce3" table:formula="of:= [.I21] / ( [.I18] * [.I20] )" office:value-type="float" office:value="0">
            <text:p>#DIV/0!</text:p>
          </table:table-cell>
          <table:table-cell table:style-name="ce3" table:formula="of:= [.J21] / ( [.J18] * [.J20] )" office:value-type="float" office:value="0">
            <text:p>#DIV/0!</text:p>
          </table:table-cell>
          <table:table-cell table:style-name="ce3" table:formula="of:= [.K21] / ( [.K18] * [.K20] )" office:value-type="float" office:value="0">
            <text:p>#DIV/0!</text:p>
          </table:table-cell>
          <table:table-cell table:style-name="ce3"/>
          <table:table-cell table:number-columns-repeated="1012"/>
        </table:table-row>
        <table:table-row table:style-name="ro1" table:number-rows-repeated="2">
          <table:table-cell/>
          <table:table-cell table:style-name="ce6"/>
          <table:table-cell table:style-name="ce3" table:number-columns-repeated="10"/>
          <table:table-cell table:number-columns-repeated="1012"/>
        </table:table-row>
        <table:table-row table:style-name="ro1" table:number-rows-repeated="35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9">05/29/2024</text:date>, <text:time>15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5-29T15:51:24</dc:date>
    <meta:editing-duration>PT14H9M51S</meta:editing-duration>
    <meta:editing-cycles>162</meta:editing-cycles>
    <meta:document-statistic meta:table-count="3" meta:cell-count="160" meta:object-count="0"/>
  </office:meta>
</office:document-meta>
</file>